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166800000352F766937D.jp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Cumberland AMT" svg:font-family="'Cumberland AMT'" style:font-family-generic="modern" style:font-pitch="fixed"/>
    <style:font-face style:name="Albany AMT1" svg:font-family="'Albany AMT'" style:font-pitch="variable"/>
    <style:font-face style:name="Lucidasans" svg:font-family="Lucidasans" style:font-pitch="variable"/>
    <style:font-face style:name="Mincho" svg:font-family="Mincho, msmincho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, Arial" style:font-family-generic="swiss" style:font-pitch="variable"/>
  </office:font-face-decls>
  <office:automatic-styles>
    <style:style style:name="Table1" style:family="table">
      <style:table-properties style:width="6.5014in" table:align="left" style:writing-mode="lr-tb"/>
    </style:style>
    <style:style style:name="Table1.A" style:family="table-column">
      <style:table-column-properties style:column-width="2.1667in"/>
    </style:style>
    <style:style style:name="Table1.C" style:family="table-column">
      <style:table-column-properties style:column-width="2.1681in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C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use-window-font-color="true" fo:font-size="18pt" fo:language="en" fo:country="US" fo:font-weight="bold" style:font-name-asian="Times New Roman" style:font-size-asian="18pt" style:language-asian="none" style:country-asian="none" style:font-weight-asian="bold" style:font-name-complex="Times New Roman" style:font-size-complex="18pt" style:language-complex="none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5pt" fo:language="en" fo:country="US" style:font-name-asian="Times New Roman" style:font-size-asian="15pt" style:language-asian="none" style:country-asian="none" style:font-name-complex="Times New Roman" style:font-size-complex="15pt" style:language-complex="none" style:country-complex="none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8pt" fo:language="en" fo:country="US" style:font-name-asian="Times New Roman" style:font-size-asian="8pt" style:language-asian="none" style:country-asian="none" style:font-name-complex="Times New Roman" style:font-size-complex="8pt" style:language-complex="none" style:country-complex="none"/>
    </style:style>
    <style:style style:name="P4" style:family="paragraph" style:parent-style-name="Table_20_Heading">
      <style:paragraph-properties style:snap-to-layout-grid="false"/>
      <style:text-properties style:use-window-font-color="true" fo:font-size="8pt" fo:language="en" fo:country="US" fo:font-style="italic" fo:font-weight="bold" style:font-name-asian="Times New Roman" style:font-size-asian="8pt" style:language-asian="none" style:country-asian="none" style:font-style-asian="italic" style:font-weight-asian="bold" style:font-name-complex="Times New Roman" style:font-size-complex="8pt" style:language-complex="none" style:country-complex="none"/>
    </style:style>
    <style:style style:name="P5" style:family="paragraph" style:parent-style-name="Table_20_Contents">
      <style:paragraph-properties style:snap-to-layout-grid="false"/>
      <style:text-properties style:use-window-font-color="true" fo:font-size="8pt" fo:language="en" fo:country="US" style:font-name-asian="Times New Roman" style:font-size-asian="8pt" style:language-asian="none" style:country-asian="none" style:font-name-complex="Times New Roman" style:font-size-complex="8pt" style:language-complex="none" style:country-complex="none"/>
    </style:style>
    <style:style style:name="P6" style:family="paragraph" style:parent-style-name="Standard">
      <style:paragraph-properties fo:break-before="page"/>
    </style:style>
    <style:style style:name="P7" style:family="paragraph" style:parent-style-name="Contents_20_Heading">
      <style:paragraph-properties fo:margin-top="0.1665in" fo:margin-bottom="0.0835in" text:number-lines="false" text:line-number="0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text-align="center" style:justify-single-word="false">
        <style:tab-stops>
          <style:tab-stop style:position="6.5in" style:type="right" style:leader-style="dotted" style:leader-text="."/>
        </style:tab-stops>
      </style:paragraph-properties>
      <style:text-properties style:use-window-font-color="true" fo:font-size="10pt" fo:language="en" fo:country="US" style:font-name-asian="Times New Roman" style:font-size-asian="10pt" style:language-asian="none" style:country-asian="none" style:font-name-complex="Times New Roman" style:font-size-complex="10pt" style:language-complex="none" style:country-complex="none"/>
    </style:style>
    <style:style style:name="P10" style:family="paragraph" style:parent-style-name="Heading_20_1">
      <style:paragraph-properties fo:margin-top="0.1665in" fo:margin-bottom="0.1665in">
        <style:tab-stops>
          <style:tab-stop style:position="0.25in"/>
          <style:tab-stop style:position="0.8126in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none" style:country-asian="none" style:font-weight-asian="bold" style:font-name-complex="Times New Roman" style:font-size-complex="10pt" style:language-complex="none" style:country-complex="non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 style:list-style-name="L2"/>
    <style:style style:name="P14" style:family="paragraph" style:parent-style-name="Standard" style:list-style-name="L3"/>
    <style:style style:name="P15" style:family="paragraph" style:parent-style-name="Standard" style:list-style-name="L4"/>
    <style:style style:name="fr1" style:family="graphic" style:parent-style-name="OLE">
      <style:graphic-properties style:vertical-pos="from-top" style:vertical-rel="paragraph" style:horizontal-pos="from-left" style:horizontal-rel="paragraph"/>
    </style:style>
    <style:style style:name="Sect1" style:family="section">
      <style:section-properties style:writing-mode="lr-tb" style:editable="false">
        <style:columns fo:column-count="0" fo:column-gap="0in"/>
        <text:notes-configuration text:note-class="footnote"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Foundation Architectur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ocument History</text:p>
      <table:table table:name="Table1" table:style-name="Table1">
        <table:table-column table:style-name="Table1.A" table:number-columns-repeated="2"/>
        <table:table-column table:style-name="Table1.C"/>
        <table:table-header-rows>
          <table:table-row table:style-name="Table1.1">
            <table:table-cell table:style-name="Table1.A1" office:value-type="string">
              <text:p text:style-name="P4">Date</text:p>
            </table:table-cell>
            <table:table-cell table:style-name="Table1.A1" office:value-type="string">
              <text:p text:style-name="P4">Change</text:p>
            </table:table-cell>
            <table:table-cell table:style-name="Table1.C1" office:value-type="string">
              <text:p text:style-name="P4">Author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5">April 14, 2006</text:p>
          </table:table-cell>
          <table:table-cell table:style-name="Table1.A2" office:value-type="string">
            <text:p text:style-name="P5">Initial draft – ready for review</text:p>
          </table:table-cell>
          <table:table-cell table:style-name="Table1.C2" office:value-type="string">
            <text:p text:style-name="P5">Roger </text:p>
          </table:table-cell>
        </table:table-row>
      </table:table>
      <text:p text:style-name="P6"/>
      <text:section text:style-name="Sect1" text:name="Section1">
        <text:p text:style-name="P7">Table of Contents</text:p>
      </text:section>
      <text:table-of-content text:style-name="Sect2" text:protected="true" text:name="Table of Contents1">
        <text:table-of-content-source text:outline-level="9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5f_5f_5f_5f_5f_5f_5f_20_5f_5f_5f_5f_5f_5f_5f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5319in" style:leader-char="." style:with-tab="false"/>
          </text:table-of-content-entry-template>
          <text:table-of-content-entry-template text:outline-level="4" text:style-name="Contents_5f_5f_5f_5f_5f_5f_5f_20_5f_5f_5f_5f_5f_5f_5f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5f_5f_5f_5f_5f_5f_5f_20_5f_5f_5f_5f_5f_5f_5f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39in" style:leader-char="." style:with-tab="false"/>
          </text:table-of-content-entry-template>
          <text:table-of-content-entry-template text:outline-level="6" text:style-name="Contents_5f_5f_5f_5f_5f_5f_5f_20_5f_5f_5f_5f_5f_5f_5f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5f_5f_5f_5f_5f_5f_5f_20_5f_5f_5f_5f_5f_5f_5f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5f_5f_5f_5f_5f_5f_5f_20_5f_5f_5f_5f_5f_5f_5f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5f_5f_5f_5f_5f_5f_5f_20_5f_5f_5f_5f_5f_5f_5f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5f_5f_5f_5f_5f_5f_5f_20_5f_5f_5f_5f_5f_5f_5f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5f_5f_5f_5f_5f_5f_5f_20_5f_5f_5f_5f_5f_5f_5f_2"/>
          </text:index-source-styles>
          <text:index-source-styles text:outline-level="3">
            <text:index-source-style text:style-name="Heading_5f_5f_5f_5f_5f_5f_5f_20_5f_5f_5f_5f_5f_5f_5f_3"/>
          </text:index-source-styles>
          <text:index-source-styles text:outline-level="5">
            <text:index-source-style text:style-name="Heading_5f_5f_5f_5f_5f_5f_5f_20_5f_5f_5f_5f_5f_5f_5f_5"/>
          </text:index-source-styles>
        </text:table-of-content-source>
        <text:index-body>
          <text:p text:style-name="P8">Introduction<text:tab/>3</text:p>
          <text:p text:style-name="P8">Architecture Overview<text:tab/>3</text:p>
        </text:index-body>
      </text:table-of-content>
      <text:p text:style-name="P9"/>
      <text:h text:style-name="P10" text:outline-level="1"/>
      <text:h text:style-name="P11" text:outline-level="1">Introduction</text:h>
      <text:p text:style-name="Standard">The following documents describes the Foundation Architecture and the main components building the framework.</text:p>
      <text:p text:style-name="Standard"/>
      <text:h text:style-name="Heading_20_1" text:outline-level="1">Architecture Overview</text:h>
      <text:p text:style-name="Standard"/>
      <text:p text:style-name="Standard"><draw:frame draw:style-name="fr1" draw:name="Object1" text:anchor-type="paragraph" svg:x="0.2327in" svg:y="0.1701in" svg:width="6.4957in" svg:height="3.928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2">Components Available in Foundation 1.1</text:p>
      <text:list text:style-name="L2">
        <text:list-item>
          <text:p text:style-name="P13">Port Listener</text:p>
        </text:list-item>
        <text:list-item>
          <text:p text:style-name="P13">JMS Agent</text:p>
        </text:list-item>
        <text:list-item>
          <text:p text:style-name="P13">Object /Relational Bridge</text:p>
        </text:list-item>
        <text:list-item>
          <text:p text:style-name="P13">Java/PHP/Perl API</text:p>
        </text:list-item>
        <text:list-item>
          <text:p text:style-name="P13">Feeders for Nagios, Syslog, SNMPTrap</text:p>
        </text:list-item>
        <text:list-item>
          <text:p text:style-name="P13"/>
        </text:list-item>
      </text:list>
      <text:p text:style-name="P12">New components <text:s/>in Foundation 1.5</text:p>
      <text:list text:style-name="L3">
        <text:list-item>
          <text:p text:style-name="P14">Web container</text:p>
        </text:list-item>
      </text:list>
      <text:list text:style-name="L4">
        <text:list-item>
          <text:p text:style-name="P15">Web Service Interface: Feeder, Query and <text:s/>Admin</text:p>
        </text:list-item>
        <text:list-item>
          <text:p text:style-name="P15">Admin UI</text:p>
        </text:list-item>
        <text:list-item>
          <text:p text:style-name="P15">Feeder for Log4j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Cumberland AMT" svg:font-family="'Cumberland AMT'" style:font-family-generic="modern" style:font-pitch="fixed"/>
    <style:font-face style:name="Albany AMT1" svg:font-family="'Albany AMT'" style:font-pitch="variable"/>
    <style:font-face style:name="Lucidasans" svg:font-family="Lucidasans" style:font-pitch="variable"/>
    <style:font-face style:name="Mincho" svg:font-family="Mincho, msmincho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, 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Mincho" style:font-size-asian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1665in" fo:text-indent="0in" style:auto-text-indent="false" fo:keep-with-next="always">
        <style:tab-stops>
          <style:tab-stop style:position="0.8126in"/>
        </style:tab-stops>
      </style:paragraph-properties>
      <style:text-properties fo:font-weight="bold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 AMT" fo:font-size="10pt" style:font-name-asian="Cumberland AMT" style:font-size-asian="10pt" style:font-name-complex="Cumberland AM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Header"><draw:frame draw:style-name="fr1" draw:name="graphics2" text:anchor-type="as-char" svg:width="2.8673in" svg:height="0.4217in" draw:z-index="2"><draw:image xlink:href="Pictures/100000000000166800000352F766937D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04-17T09:33:40</meta:creation-date>
    <dc:date>2006-04-23T21:10:14</dc:date>
    <dc:language>en-US</dc:language>
    <meta:editing-cycles>17</meta:editing-cycles>
    <meta:editing-duration>PT1H15M46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1" meta:page-count="3" meta:paragraph-count="26" meta:word-count="81" meta:character-count="5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left" draw:textarea-vertical-align="botto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textarea-horizontal-align="center" draw:textarea-vertical-align="middle"/>
    </style:style>
    <style:style style:name="gr5" style:family="graphic" style:parent-style-name="standard">
      <style:graphic-properties draw:marker-start="Arrow" draw:textarea-horizontal-align="center" draw:textarea-vertical-align="middle"/>
    </style:style>
    <style:style style:name="gr6" style:family="graphic" style:parent-style-name="standard">
      <style:graphic-properties draw:marker-start="Arrow" draw:marker-end="Arrow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73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99cm"/>
    </style:style>
    <style:style style:name="gr10" style:family="graphic" style:parent-style-name="standard">
      <style:graphic-properties draw:stroke="none" svg:stroke-color="#000000" draw:fill="none" draw:fill-color="#ffffff" fo:min-height="0.567cm"/>
    </style:style>
    <style:style style:name="gr11" style:family="graphic" style:parent-style-name="standard">
      <style:graphic-properties draw:stroke="none" svg:stroke-color="#000000" draw:fill="none" draw:fill-color="#ffffff" fo:min-height="3.829cm"/>
    </style:style>
    <style:style style:name="gr12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fo:font-weight="bold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text-indent="0cm"/>
      <style:text-properties fo:font-size="10pt" fo:font-weight="bold"/>
    </style:style>
    <style:style style:name="T1" style:family="text">
      <style:text-properties fo:font-size="12pt" fo:font-weight="bold"/>
    </style:style>
    <style:style style:name="T2" style:family="text">
      <style:text-properties fo:font-size="10pt"/>
    </style:style>
    <style:style style:name="T3" style:family="text">
      <style:text-properties fo:font-size="8pt"/>
    </style:style>
    <style:style style:name="T4" style:family="text">
      <style:text-properties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4.605cm" svg:height="6.35cm" svg:x="2.117cm" svg:y="1.482cm">
          <text:p text:style-name="P1"><text:span text:style-name="T1">Web Container</text:span></text:p>
        </draw:rect>
        <draw:rect draw:style-name="gr2" draw:text-style-name="P3" draw:id="id6" draw:layer="layout" svg:width="5.715cm" svg:height="1.27cm" svg:x="8.467cm" svg:y="0.847cm">
          <text:p text:style-name="P1"><text:span text:style-name="T2">Web Service QUERY</text:span></text:p>
          <text:p text:style-name="P1"><text:span text:style-name="T3">WSEvnet, WSService, WSHost</text:span></text:p>
          <text:p text:style-name="P1"><text:span text:style-name="T3">WSHostGroup, WSStatistic</text:span></text:p>
        </draw:rect>
        <draw:rect draw:style-name="gr2" draw:text-style-name="P3" draw:id="id5" draw:layer="layout" svg:width="3.229cm" svg:height="1.005cm" svg:x="0.793cm" svg:y="1.747cm">
          <text:p text:style-name="P1"><text:span text:style-name="T2">Web Service Feeder</text:span></text:p>
          <text:p text:style-name="P1"><text:span text:style-name="T2">WSFeeder</text:span></text:p>
        </draw:rect>
        <draw:rect draw:style-name="gr2" draw:text-style-name="P3" draw:id="id1" draw:layer="layout" svg:width="3.175cm" svg:height="0.635cm" svg:x="0.847cm" svg:y="2.887cm">
          <text:p text:style-name="P1"><text:span text:style-name="T2">POST messages</text:span></text:p>
        </draw:rect>
        <draw:rect draw:style-name="gr2" draw:text-style-name="P3" draw:id="id3" draw:layer="layout" svg:width="2.54cm" svg:height="1.474cm" svg:x="0.847cm" svg:y="5.088cm">
          <text:p text:style-name="P1"><text:span text:style-name="T2">Port listener </text:span></text:p>
          <text:p text:style-name="P1"><text:span text:style-name="T2">for XML streams</text:span></text:p>
          <text:p text:style-name="P1"><text:span text:style-name="T2">(4913)</text:span></text:p>
        </draw:rect>
        <draw:rect draw:style-name="gr2" draw:text-style-name="P3" draw:id="id2" draw:layer="layout" svg:width="2.505cm" svg:height="1.27cm" svg:x="6.767cm" svg:y="3.927cm">
          <text:p text:style-name="P1"><text:span text:style-name="T2">JMS Agent</text:span></text:p>
        </draw:rect>
        <draw:rect draw:style-name="gr2" draw:text-style-name="P3" draw:id="id4" draw:layer="layout" svg:width="2.475cm" svg:height="1.27cm" svg:x="4.057cm" svg:y="5.192cm">
          <text:p text:style-name="P1"><text:span text:style-name="T2">XML Feed</text:span></text:p>
          <text:p text:style-name="P1"><text:span text:style-name="T2"><text:s/></text:span><text:span text:style-name="T2">validation</text:span></text:p>
        </draw:rect>
        <draw:rect draw:style-name="gr2" draw:text-style-name="P3" draw:id="id7" draw:layer="layout" svg:width="3.175cm" svg:height="1.27cm" svg:x="13.547cm" svg:y="5.527cm">
          <text:p text:style-name="P1"><text:span text:style-name="T2">Object /</text:span></text:p>
          <text:p text:style-name="P1"><text:span text:style-name="T2">Relational Bridge</text:span></text:p>
        </draw:rect>
        <draw:g draw:id="id9">
          <draw:ellipse draw:style-name="gr3" draw:text-style-name="P4" draw:layer="layout" svg:width="1.905cm" svg:height="0.635cm" svg:x="14.212cm" svg:y="8.467cm">
            <text:p text:style-name="P5"/>
          </draw:ellipse>
          <draw:ellipse draw:style-name="gr3" draw:text-style-name="P4" draw:layer="layout" svg:width="1.905cm" svg:height="0.635cm" svg:x="14.213cm" svg:y="9.768cm">
            <text:p text:style-name="P5"/>
          </draw:ellipse>
          <draw:line draw:style-name="gr3" draw:text-style-name="P4" draw:layer="layout" svg:x1="14.212cm" svg:y1="8.767cm" svg:x2="14.212cm" svg:y2="10.037cm">
            <text:p text:style-name="P5"/>
          </draw:line>
          <draw:line draw:style-name="gr3" draw:text-style-name="P4" draw:layer="layout" svg:x1="16.112cm" svg:y1="8.767cm" svg:x2="16.112cm" svg:y2="10.037cm">
            <text:p text:style-name="P5"/>
          </draw:line>
        </draw:g>
        <draw:g>
          <draw:ellipse draw:style-name="gr3" draw:text-style-name="P4" draw:layer="layout" svg:width="1.905cm" svg:height="0.635cm" svg:x="14.512cm" svg:y="8.767cm">
            <text:p text:style-name="P5"/>
          </draw:ellipse>
          <draw:ellipse draw:style-name="gr3" draw:text-style-name="P4" draw:layer="layout" svg:width="1.905cm" svg:height="0.635cm" svg:x="14.513cm" svg:y="10.068cm">
            <text:p text:style-name="P5"/>
          </draw:ellipse>
          <draw:line draw:style-name="gr3" draw:text-style-name="P4" draw:layer="layout" svg:x1="14.512cm" svg:y1="9.067cm" svg:x2="14.512cm" svg:y2="10.337cm">
            <text:p text:style-name="P5"/>
          </draw:line>
          <draw:line draw:style-name="gr3" draw:text-style-name="P4" draw:layer="layout" svg:x1="16.412cm" svg:y1="9.067cm" svg:x2="16.412cm" svg:y2="10.337cm">
            <text:p text:style-name="P5"/>
          </draw:line>
        </draw:g>
        <draw:rect draw:style-name="gr2" draw:text-style-name="P3" draw:id="id8" draw:layer="layout" svg:width="1.905cm" svg:height="1.27cm" svg:x="14.303cm" svg:y="0.813cm">
          <text:p text:style-name="P1"><text:span text:style-name="T2">Admin UI</text:span></text:p>
        </draw:rect>
        <draw:connector draw:style-name="gr3" draw:text-style-name="P4" draw:layer="layout" svg:x1="4.022cm" svg:y1="3.204cm" svg:x2="8.019cm" svg:y2="3.927cm" draw:start-shape="id1" draw:start-glue-point="1" draw:end-shape="id2" draw:end-glue-point="0">
          <text:p text:style-name="P5"/>
        </draw:connector>
        <draw:connector draw:style-name="gr4" draw:text-style-name="P4" draw:layer="layout" svg:x1="3.387cm" svg:y1="5.825cm" svg:x2="4.057cm" svg:y2="5.827cm" draw:start-shape="id3" draw:start-glue-point="1" draw:end-shape="id4" draw:end-glue-point="3">
          <text:p text:style-name="P5"/>
        </draw:connector>
        <draw:connector draw:style-name="gr4" draw:text-style-name="P4" draw:layer="layout" svg:x1="4.022cm" svg:y1="2.249cm" svg:x2="8.019cm" svg:y2="3.927cm" draw:start-shape="id5" draw:start-glue-point="1" draw:end-shape="id2" draw:end-glue-point="0">
          <text:p text:style-name="P5"/>
        </draw:connector>
        <draw:connector draw:style-name="gr4" draw:text-style-name="P4" draw:layer="layout" svg:x1="5.294cm" svg:y1="5.192cm" svg:x2="6.767cm" svg:y2="4.562cm" draw:start-shape="id4" draw:start-glue-point="0" draw:end-shape="id2" draw:end-glue-point="3">
          <text:p text:style-name="P5"/>
        </draw:connector>
        <draw:connector draw:style-name="gr5" draw:text-style-name="P4" draw:layer="layout" draw:line-skew="-0.05cm" svg:x1="11.324cm" svg:y1="2.117cm" svg:x2="15.134cm" svg:y2="5.527cm" draw:start-shape="id6" draw:start-glue-point="2" draw:end-shape="id7">
          <text:p text:style-name="P5"/>
        </draw:connector>
        <draw:connector draw:style-name="gr3" draw:text-style-name="P4" draw:layer="layout" svg:x1="16.208cm" svg:y1="1.448cm" svg:x2="16.208cm" svg:y2="1.448cm" draw:start-shape="id8" draw:end-shape="id8">
          <text:p text:style-name="P5"/>
        </draw:connector>
        <draw:connector draw:style-name="gr6" draw:text-style-name="P4" draw:layer="layout" draw:line-skew="-0.033cm" svg:x1="15.255cm" svg:y1="2.083cm" svg:x2="15.134cm" svg:y2="5.527cm" draw:start-shape="id8" draw:start-glue-point="2" draw:end-shape="id7">
          <text:p text:style-name="P5"/>
        </draw:connector>
        <draw:connector draw:style-name="gr6" draw:text-style-name="P4" draw:layer="layout" svg:x1="15.134cm" svg:y1="6.797cm" svg:x2="15.165cm" svg:y2="8.467cm" draw:start-shape="id7" draw:start-glue-point="2" draw:end-shape="id9" draw:end-glue-point="0">
          <text:p text:style-name="P5"/>
        </draw:connector>
        <draw:line draw:style-name="gr3" draw:text-style-name="P4" draw:layer="layout" svg:x1="8.837cm" svg:y1="5.232cm" svg:x2="8.837cm" svg:y2="6.702cm">
          <text:p text:style-name="P5"/>
        </draw:line>
        <draw:line draw:style-name="gr3" draw:text-style-name="P4" draw:layer="layout" svg:x1="8.202cm" svg:y1="6.167cm" svg:x2="9.472cm" svg:y2="6.167cm">
          <text:p text:style-name="P5"/>
        </draw:line>
        <draw:line draw:style-name="gr3" draw:text-style-name="P4" draw:layer="layout" svg:x1="8.537cm" svg:y1="6.502cm" svg:x2="9.172cm" svg:y2="6.502cm">
          <text:p text:style-name="P5"/>
        </draw:line>
        <draw:frame draw:style-name="gr7" draw:text-style-name="P6" draw:layer="layout" svg:width="2.87cm" svg:height="1.433cm" svg:x="6.697cm" svg:y="5.267cm">
          <draw:text-box>
            <text:p text:style-name="P5"><text:span text:style-name="T2">Persistence</text:span></text:p>
            <text:p text:style-name="P5"><text:span text:style-name="T2"><text:s/></text:span><text:span text:style-name="T2">store (optional)</text:span></text:p>
          </draw:text-box>
        </draw:frame>
        <draw:rect draw:style-name="gr2" draw:text-style-name="P3" draw:layer="layout" svg:width="4.445cm" svg:height="0.635cm" svg:x="0.847cm" svg:y="8.467cm">
          <text:p text:style-name="P1"><text:span text:style-name="T2">Nagios Event/Status Feeder</text:span></text:p>
        </draw:rect>
        <draw:rect draw:style-name="gr2" draw:text-style-name="P3" draw:layer="layout" svg:width="4.445cm" svg:height="0.635cm" svg:x="1.248cm" svg:y="8.968cm">
          <text:p text:style-name="P1"><text:span text:style-name="T2">Syslog Feeder</text:span></text:p>
        </draw:rect>
        <draw:rect draw:style-name="gr2" draw:text-style-name="P3" draw:layer="layout" svg:width="4.445cm" svg:height="0.635cm" svg:x="1.848cm" svg:y="9.468cm">
          <text:p text:style-name="P1"><text:span text:style-name="T2">SNMPTraps Feeder</text:span></text:p>
        </draw:rect>
        <draw:line draw:style-name="gr8" draw:text-style-name="P4" draw:layer="layout" svg:x1="1.482cm" svg:y1="8.467cm" svg:x2="1.482cm" svg:y2="6.562cm">
          <text:p text:style-name="P5"/>
        </draw:line>
        <draw:rect draw:style-name="gr2" draw:text-style-name="P3" draw:id="id12" draw:layer="layout" svg:width="3.075cm" svg:height="0.635cm" svg:x="9.537cm" svg:y="5.892cm">
          <text:p text:style-name="P1"><text:span text:style-name="T2">Adapter API</text:span></text:p>
        </draw:rect>
        <draw:rect draw:style-name="gr3" draw:text-style-name="P3" draw:layer="layout" svg:width="0.635cm" svg:height="3.175cm" svg:x="9.737cm" svg:y="6.562cm">
          <text:p text:style-name="P5"/>
        </draw:rect>
        <draw:frame draw:style-name="gr9" draw:text-style-name="P6" draw:layer="layout" svg:width="3.767cm" svg:height="1.049cm" draw:transform="rotate (1.57289072189699) translate (9.753cm 9.766cm)">
          <draw:text-box>
            <text:p text:style-name="P5"><text:span text:style-name="T2">Nagios adapter</text:span></text:p>
          </draw:text-box>
        </draw:frame>
        <draw:rect draw:style-name="gr3" draw:text-style-name="P3" draw:layer="layout" svg:width="0.635cm" svg:height="3.175cm" svg:x="10.438cm" svg:y="6.562cm">
          <text:p text:style-name="P5"/>
        </draw:rect>
        <draw:rect draw:style-name="gr3" draw:text-style-name="P3" draw:layer="layout" svg:width="0.635cm" svg:height="3.175cm" svg:x="11.138cm" svg:y="6.562cm">
          <text:p text:style-name="P5"/>
        </draw:rect>
        <draw:frame draw:style-name="gr10" draw:text-style-name="P6" draw:layer="layout" svg:width="2.932cm" svg:height="0.817cm" draw:transform="rotate (1.57289072189699) translate (11.124cm 9.602cm)">
          <draw:text-box>
            <text:p text:style-name="P5"><text:span text:style-name="T2">Syslog adapter</text:span></text:p>
          </draw:text-box>
        </draw:frame>
        <draw:rect draw:style-name="gr3" draw:text-style-name="P3" draw:id="id10" draw:layer="layout" svg:width="0.635cm" svg:height="3.175cm" svg:x="11.838cm" svg:y="6.562cm">
          <text:p text:style-name="P5"/>
        </draw:rect>
        <draw:frame draw:style-name="gr11" draw:text-style-name="P6" draw:layer="layout" svg:width="3.167cm" svg:height="4.079cm" draw:transform="rotate (1.57306525482219) translate (10.441cm 9.737cm)">
          <draw:text-box>
            <text:p text:style-name="P5"><text:span text:style-name="T2">Generic adapter</text:span></text:p>
          </draw:text-box>
        </draw:frame>
        <draw:rect draw:style-name="gr2" draw:text-style-name="P3" draw:id="id11" draw:layer="layout" svg:width="3.175cm" svg:height="0.635cm" svg:x="9.472cm" svg:y="4.857cm">
          <text:p text:style-name="P1"><text:span text:style-name="T2">Message Processor</text:span></text:p>
        </draw:rect>
        <draw:connector draw:style-name="gr4" draw:text-style-name="P4" draw:layer="layout" svg:x1="12.473cm" svg:y1="8.149cm" svg:x2="13.547cm" svg:y2="6.162cm" draw:start-shape="id10" draw:start-glue-point="1" draw:end-shape="id7" draw:end-glue-point="3">
          <text:p text:style-name="P5"/>
        </draw:connector>
        <draw:frame draw:style-name="gr10" draw:text-style-name="P6" draw:layer="layout" svg:width="2.932cm" svg:height="0.817cm" draw:transform="rotate (1.57289072189699) translate (11.725cm 9.602cm)">
          <draw:text-box>
            <text:p text:style-name="P5"><text:span text:style-name="T2">SNMP adapter</text:span></text:p>
          </draw:text-box>
        </draw:frame>
        <draw:connector draw:style-name="gr3" draw:text-style-name="P4" draw:layer="layout" svg:x1="9.272cm" svg:y1="4.562cm" svg:x2="11.059cm" svg:y2="4.857cm" draw:start-shape="id2" draw:start-glue-point="1" draw:end-shape="id11" draw:end-glue-point="0">
          <text:p text:style-name="P5"/>
        </draw:connector>
        <draw:connector draw:style-name="gr3" draw:text-style-name="P4" draw:layer="layout" svg:x1="11.059cm" svg:y1="5.492cm" svg:x2="11.074cm" svg:y2="5.892cm" draw:start-shape="id11" draw:start-glue-point="2" draw:end-shape="id12" draw:end-glue-point="0">
          <text:p text:style-name="P5"/>
        </draw:connector>
        <draw:frame draw:style-name="gr12" draw:text-style-name="P7" draw:layer="layout" svg:width="3.175cm" svg:height="0.885cm" svg:x="12.912cm" svg:y="9.102cm">
          <draw:text-box>
            <text:p text:style-name="P7"><text:span text:style-name="T4">GWCollageDB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847cm" fo:margin-bottom="1.723cm" fo:margin-left="0.847cm" fo:margin-right="0.876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